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859cm"/>
    </style:style>
    <style:style style:name="co3" style:family="table-column">
      <style:table-column-properties fo:break-before="auto" style:column-width="2.545cm"/>
    </style:style>
    <style:style style:name="co4" style:family="table-column">
      <style:table-column-properties fo:break-before="auto" style:column-width="2.136cm"/>
    </style:style>
    <style:style style:name="co5" style:family="table-column">
      <style:table-column-properties fo:break-before="auto" style:column-width="8.07cm"/>
    </style:style>
    <style:style style:name="co6" style:family="table-column">
      <style:table-column-properties fo:break-before="auto" style:column-width="3.03cm"/>
    </style:style>
    <style:style style:name="co7" style:family="table-column">
      <style:table-column-properties fo:break-before="auto" style:column-width="15.45cm"/>
    </style:style>
    <style:style style:name="co8" style:family="table-column">
      <style:table-column-properties fo:break-before="auto" style:column-width="7.341cm"/>
    </style:style>
    <style:style style:name="co9" style:family="table-column">
      <style:table-column-properties fo:break-before="auto" style:column-width="7.251cm"/>
    </style:style>
    <style:style style:name="co10" style:family="table-column">
      <style:table-column-properties fo:break-before="auto" style:column-width="6.73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41cm" fo:break-before="auto" style:use-optimal-row-height="tru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 style:data-style-name="N37"/>
  </office:automatic-styles>
  <office:body>
    <office:spreadsheet>
      <table:table table:name="PROMESA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4" table:default-cell-style-name="Default"/>
        <table:table-row table:style-name="ro1">
          <table:table-cell office:value-type="string">
            <text:p>idPromesa</text:p>
          </table:table-cell>
          <table:table-cell office:value-type="string">
            <text:p>idPartido</text:p>
          </table:table-cell>
          <table:table-cell office:value-type="string">
            <text:p>nombrePromesa</text:p>
          </table:table-cell>
          <table:table-cell office:value-type="string">
            <text:p>categoria</text:p>
          </table:table-cell>
          <table:table-cell office:value-type="string">
            <text:p>fechaPromesa</text:p>
          </table:table-cell>
          <table:table-cell office:value-type="string">
            <text:p>linkPromesa</text:p>
          </table:table-cell>
          <table:table-cell office:value-type="string">
            <text:p>estado</text:p>
          </table:table-cell>
          <table:table-cell office:value-type="string">
            <text:p>fechaEstado</text:p>
          </table:table-cell>
          <table:table-cell office:value-type="string">
            <text:p>linkEstad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/>
          <table:table-cell office:value-type="string">
            <text:p>Sanidad</text:p>
          </table:table-cell>
          <table:table-cell table:style-name="ce1" office:value-type="date" office:date-value="2011-04-03">
            <text:p>03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05">
            <text:p>05/04/11</text:p>
          </table:table-cell>
          <table:table-cell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2">
            <text:p>2</text:p>
          </table:table-cell>
          <table:table-cell/>
          <table:table-cell office:value-type="string">
            <text:p>Educacion</text:p>
          </table:table-cell>
          <table:table-cell table:style-name="ce1" office:value-type="date" office:date-value="2011-04-04">
            <text:p>04/04/11</text:p>
          </table:table-cell>
          <table:table-cell table:style-name="ce1"/>
          <table:table-cell office:value-type="string">
            <text:p>S</text:p>
          </table:table-cell>
          <table:table-cell table:style-name="ce1" office:value-type="date" office:date-value="2011-04-06">
            <text:p>06/04/11</text:p>
          </table:table-cell>
          <table:table-cell/>
        </table:table-row>
        <table:table-row table:style-name="ro1">
          <table:table-cell office:value-type="float" office:value="9">
            <text:p>9</text:p>
          </table:table-cell>
          <table:table-cell office:value-type="float" office:value="3">
            <text:p>3</text:p>
          </table:table-cell>
          <table:table-cell/>
          <table:table-cell office:value-type="string">
            <text:p>Exterior</text:p>
          </table:table-cell>
          <table:table-cell table:style-name="ce1" office:value-type="date" office:date-value="2011-04-05">
            <text:p>05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07">
            <text:p>07/04/11</text:p>
          </table:table-cell>
          <table:table-cell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4">
            <text:p>4</text:p>
          </table:table-cell>
          <table:table-cell/>
          <table:table-cell office:value-type="string">
            <text:p>Empleo</text:p>
          </table:table-cell>
          <table:table-cell table:style-name="ce1" office:value-type="date" office:date-value="2011-04-06">
            <text:p>06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08">
            <text:p>08/04/11</text:p>
          </table:table-cell>
          <table:table-cell/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5">
            <text:p>5</text:p>
          </table:table-cell>
          <table:table-cell/>
          <table:table-cell office:value-type="string">
            <text:p>Sociedad</text:p>
          </table:table-cell>
          <table:table-cell table:style-name="ce1" office:value-type="date" office:date-value="2011-04-07">
            <text:p>07/04/11</text:p>
          </table:table-cell>
          <table:table-cell table:style-name="ce1"/>
          <table:table-cell office:value-type="string">
            <text:p>S</text:p>
          </table:table-cell>
          <table:table-cell table:style-name="ce1" office:value-type="date" office:date-value="2011-04-09">
            <text:p>09/04/11</text:p>
          </table:table-cell>
          <table:table-cell/>
        </table:table-row>
        <table:table-row table:style-name="ro2">
          <table:table-cell office:value-type="float" office:value="12">
            <text:p>12</text:p>
          </table:table-cell>
          <table:table-cell office:value-type="float" office:value="6">
            <text:p>6</text:p>
          </table:table-cell>
          <table:table-cell/>
          <table:table-cell office:value-type="string">
            <text:p>Economia</text:p>
          </table:table-cell>
          <table:table-cell table:style-name="ce1" office:value-type="date" office:date-value="2011-04-08">
            <text:p>08/04/11</text:p>
          </table:table-cell>
          <table:table-cell table:style-name="ce1"/>
          <table:table-cell office:value-type="string">
            <text:p>P</text:p>
          </table:table-cell>
          <table:table-cell table:style-name="ce1" office:value-type="date" office:date-value="2011-04-10">
            <text:p>10/04/11</text:p>
          </table:table-cell>
          <table:table-cell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/>
          <table:table-cell office:value-type="string">
            <text:p>Sanidad</text:p>
          </table:table-cell>
          <table:table-cell table:style-name="ce1" office:value-type="date" office:date-value="2011-04-14">
            <text:p>14/04/11</text:p>
          </table:table-cell>
          <table:table-cell table:style-name="ce1"/>
          <table:table-cell office:value-type="string">
            <text:p>P</text:p>
          </table:table-cell>
          <table:table-cell table:style-name="ce1" office:value-type="date" office:date-value="2011-04-11">
            <text:p>11/04/11</text:p>
          </table:table-cell>
          <table:table-cell/>
        </table:table-row>
        <table:table-row table:style-name="ro2">
          <table:table-cell office:value-type="float" office:value="14">
            <text:p>14</text:p>
          </table:table-cell>
          <table:table-cell office:value-type="float" office:value="8">
            <text:p>8</text:p>
          </table:table-cell>
          <table:table-cell/>
          <table:table-cell office:value-type="string">
            <text:p>Educacion</text:p>
          </table:table-cell>
          <table:table-cell table:style-name="ce1" office:value-type="date" office:date-value="2011-04-15">
            <text:p>15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12">
            <text:p>12/04/11</text:p>
          </table:table-cell>
          <table:table-cell/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/>
          <table:table-cell office:value-type="string">
            <text:p>Exterior</text:p>
          </table:table-cell>
          <table:table-cell table:style-name="ce1" office:value-type="date" office:date-value="2011-04-16">
            <text:p>16/04/11</text:p>
          </table:table-cell>
          <table:table-cell table:style-name="ce1"/>
          <table:table-cell office:value-type="string">
            <text:p>S</text:p>
          </table:table-cell>
          <table:table-cell table:style-name="ce1" office:value-type="date" office:date-value="2011-04-13">
            <text:p>13/04/11</text:p>
          </table:table-cell>
          <table:table-cell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10">
            <text:p>10</text:p>
          </table:table-cell>
          <table:table-cell/>
          <table:table-cell office:value-type="string">
            <text:p>Empleo</text:p>
          </table:table-cell>
          <table:table-cell table:style-name="ce1" office:value-type="date" office:date-value="2011-04-17">
            <text:p>17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14">
            <text:p>14/04/11</text:p>
          </table:table-cell>
          <table:table-cell/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11">
            <text:p>11</text:p>
          </table:table-cell>
          <table:table-cell/>
          <table:table-cell office:value-type="string">
            <text:p>Sociedad</text:p>
          </table:table-cell>
          <table:table-cell table:style-name="ce1" office:value-type="date" office:date-value="2011-04-13">
            <text:p>13/04/11</text:p>
          </table:table-cell>
          <table:table-cell table:style-name="ce1"/>
          <table:table-cell office:value-type="string">
            <text:p>N</text:p>
          </table:table-cell>
          <table:table-cell table:style-name="ce1" office:value-type="date" office:date-value="2011-04-15">
            <text:p>15/04/11</text:p>
          </table:table-cell>
          <table:table-cell/>
        </table:table-row>
        <table:table-row table:style-name="ro2">
          <table:table-cell office:value-type="float" office:value="18">
            <text:p>18</text:p>
          </table:table-cell>
          <table:table-cell office:value-type="float" office:value="12">
            <text:p>12</text:p>
          </table:table-cell>
          <table:table-cell/>
          <table:table-cell office:value-type="string">
            <text:p>Economia</text:p>
          </table:table-cell>
          <table:table-cell table:style-name="ce1" office:value-type="date" office:date-value="2011-04-14">
            <text:p>14/04/11</text:p>
          </table:table-cell>
          <table:table-cell table:style-name="ce1"/>
          <table:table-cell office:value-type="string">
            <text:p>S</text:p>
          </table:table-cell>
          <table:table-cell table:style-name="ce1" office:value-type="date" office:date-value="2011-04-16">
            <text:p>16/04/11</text:p>
          </table:table-cell>
          <table:table-cell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3">
            <text:p>13</text:p>
          </table:table-cell>
          <table:table-cell/>
          <table:table-cell office:value-type="string">
            <text:p>Sanidad</text:p>
          </table:table-cell>
          <table:table-cell table:style-name="ce1" office:value-type="date" office:date-value="2011-04-15">
            <text:p>15/04/11</text:p>
          </table:table-cell>
          <table:table-cell table:style-name="ce1"/>
          <table:table-cell office:value-type="string">
            <text:p>P</text:p>
          </table:table-cell>
          <table:table-cell table:style-name="ce1" office:value-type="date" office:date-value="2011-04-17">
            <text:p>17/04/11</text:p>
          </table:table-cell>
          <table:table-cell/>
        </table:table-row>
        <table:table-row table:style-name="ro1" table:number-rows-repeated="1048561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PARTIDOS" table:style-name="ta1">
        <table:table-column table:style-name="co1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>
            <text:p>idPartido</text:p>
          </table:table-cell>
          <table:table-cell office:value-type="string">
            <text:p>idGrupo</text:p>
          </table:table-cell>
          <table:table-cell office:value-type="string">
            <text:p>nombrePartido</text:p>
          </table:table-cell>
          <table:table-cell office:value-type="string">
            <text:p>logo</text:p>
          </table:table-cell>
          <table:table-cell office:value-type="string">
            <text:p>fechaFundacion</text:p>
          </table:table-cell>
          <table:table-cell office:value-type="string">
            <text:p>tipo</text:p>
          </table:table-cell>
        </table:table-row>
        <table:table-row table:style-name="ro1">
          <table:table-cell table:number-columns-repeated="2" office:value-type="float" office:value="1">
            <text:p>1</text:p>
          </table:table-cell>
          <table:table-cell office:value-type="string">
            <text:p>El Partido Popular</text:p>
          </table:table-cell>
          <table:table-cell table:number-columns-repeated="2"/>
          <table:table-cell office:value-type="string">
            <text:p>estatal</text:p>
          </table:table-cell>
        </table:table-row>
        <table:table-row table:style-name="ro1">
          <table:table-cell table:number-columns-repeated="2" office:value-type="float" office:value="2">
            <text:p>2</text:p>
          </table:table-cell>
          <table:table-cell office:value-type="string">
            <text:p>El Partido Socialista Obrero Español </text:p>
          </table:table-cell>
          <table:table-cell table:number-columns-repeated="2"/>
          <table:table-cell office:value-type="string">
            <text:p>estatal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string">
            <text:p>Izquierda Unida</text:p>
          </table:table-cell>
          <table:table-cell table:number-columns-repeated="2"/>
          <table:table-cell office:value-type="string">
            <text:p>estatal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string">
            <text:p>Unión Progreso y Democracia</text:p>
          </table:table-cell>
          <table:table-cell table:number-columns-repeated="2"/>
          <table:table-cell office:value-type="string">
            <text:p>estatal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float" office:value="2">
            <text:p>2</text:p>
          </table:table-cell>
          <table:table-cell office:value-type="string">
            <text:p>Partit dels Socialistes de Cataluny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office:value-type="string">
            <text:p>Convergència Democràtica de Cataluny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float" office:value="3">
            <text:p>3</text:p>
          </table:table-cell>
          <table:table-cell office:value-type="string">
            <text:p>Unió Democràtica de Cataluny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">
            <text:p>7</text:p>
          </table:table-cell>
          <table:table-cell office:value-type="string">
            <text:p>Amaiur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float" office:value="6">
            <text:p>6</text:p>
          </table:table-cell>
          <table:table-cell office:value-type="string">
            <text:p>Partido Nacionalista Vasco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7">
            <text:p>7</text:p>
          </table:table-cell>
          <table:table-cell office:value-type="string">
            <text:p>Esquerra Republicana de Cataluny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1">
            <text:p>11</text:p>
          </table:table-cell>
          <table:table-cell office:value-type="float" office:value="4">
            <text:p>4</text:p>
          </table:table-cell>
          <table:table-cell office:value-type="string">
            <text:p>Iniciativa per Catalunya Verds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7">
            <text:p>7</text:p>
          </table:table-cell>
          <table:table-cell office:value-type="string">
            <text:p>Bloque Nacionalista Galego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7">
            <text:p>7</text:p>
          </table:table-cell>
          <table:table-cell office:value-type="string">
            <text:p>Unión del Pueblo Navarro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7">
            <text:p>7</text:p>
          </table:table-cell>
          <table:table-cell office:value-type="string">
            <text:p>Coalición Canari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float" office:value="7">
            <text:p>7</text:p>
          </table:table-cell>
          <table:table-cell office:value-type="string">
            <text:p>Foro Asturias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4">
            <text:p>4</text:p>
          </table:table-cell>
          <table:table-cell office:value-type="string">
            <text:p>Esquerra Unida i Alternativ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float" office:value="4">
            <text:p>4</text:p>
          </table:table-cell>
          <table:table-cell office:value-type="string">
            <text:p>Chunta Aragonesista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7">
            <text:p>7</text:p>
          </table:table-cell>
          <table:table-cell office:value-type="string">
            <text:p>Bloc Nacionalista Valencià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7">
            <text:p>7</text:p>
          </table:table-cell>
          <table:table-cell office:value-type="string">
            <text:p>Iniciativa del Poble Valencià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float" office:value="7">
            <text:p>7</text:p>
          </table:table-cell>
          <table:table-cell office:value-type="string">
            <text:p>Els Verds-Esquerra Unida del País Valencià.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21">
            <text:p>21</text:p>
          </table:table-cell>
          <table:table-cell office:value-type="float" office:value="7">
            <text:p>7</text:p>
          </table:table-cell>
          <table:table-cell office:value-type="string">
            <text:p>Nueva Canarias</text:p>
          </table:table-cell>
          <table:table-cell table:number-columns-repeated="2"/>
          <table:table-cell office:value-type="string">
            <text:p>autonomico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float" office:value="7">
            <text:p>7</text:p>
          </table:table-cell>
          <table:table-cell office:value-type="string">
            <text:p>Geroa Bai</text:p>
          </table:table-cell>
          <table:table-cell table:number-columns-repeated="2"/>
          <table:table-cell office:value-type="string">
            <text:p>autonomico</text:p>
          </table:table-cell>
        </table:table-row>
      </table:table>
      <table:table table:name="GRUPOS" table:style-name="ta1">
        <table:table-column table:style-name="co1" table:default-cell-style-name="Default"/>
        <table:table-column table:style-name="co7" table:default-cell-style-name="Default"/>
        <table:table-column table:style-name="co1" table:default-cell-style-name="Default"/>
        <table:table-row table:style-name="ro1">
          <table:table-cell office:value-type="string">
            <text:p>idGrupo</text:p>
          </table:table-cell>
          <table:table-cell office:value-type="string">
            <text:p>nombreGrupo</text:p>
          </table:table-cell>
          <table:table-cell office:value-type="string">
            <text:p>asient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rupo Parlamentario Popular en el Congreso</text:p>
          </table:table-cell>
          <table:table-cell office:value-type="float" office:value="185">
            <text:p>185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rupo Parlamentario Socialista</text:p>
          </table:table-cell>
          <table:table-cell office:value-type="float" office:value="110">
            <text:p>110</text:p>
          </table:table-cell>
        </table:table-row>
        <table:table-row table:style-name="ro2">
          <table:table-cell office:value-type="float" office:value="3">
            <text:p>3</text:p>
          </table:table-cell>
          <table:table-cell office:value-type="string">
            <text:p>Grupo Parlamentario Catalán (Convergència i Unió)</text:p>
          </table:table-cell>
          <table:table-cell office:value-type="float" office:value="16">
            <text:p>16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Grupo Parlamentario de IU, ICV-EUiA, CHA: La izquierda Plural</text:p>
          </table:table-cell>
          <table:table-cell office:value-type="float" office:value="11">
            <text:p>11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Grupo Parlamentario de Unión Progreso y Democracia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Grupo Parlamentario Vasco (EAJ-PNV)</text:p>
          </table:table-cell>
          <table:table-cell office:value-type="float" office:value="5">
            <text:p>5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Grupo Parlamentario Mixto</text:p>
          </table:table-cell>
          <table:table-cell office:value-type="float" office:value="18">
            <text:p>18</text:p>
          </table:table-cell>
        </table:table-row>
        <table:table-row table:style-name="ro1" table:number-rows-repeated="1048567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DIPUTADOS" table:style-name="ta1">
        <table:table-column table:style-name="co1" table:default-cell-style-name="Default"/>
        <table:table-column table:style-name="co8" table:default-cell-style-name="Default"/>
        <table:table-column table:style-name="co1" table:default-cell-style-name="Default"/>
        <table:table-row table:style-name="ro1">
          <table:table-cell office:value-type="string">
            <text:p>IdPartido</text:p>
          </table:table-cell>
          <table:table-cell office:value-type="string">
            <text:p>nombreMiembro</text:p>
          </table:table-cell>
          <table:table-cell office:value-type="string">
            <text:p>por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afael Hernando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Juan José Matarí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Carmen Navarro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Jesús Caicedo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suelo Rumí 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uis López</text:p>
          </table:table-cell>
          <table:table-cell office:value-type="string">
            <text:p>Andalu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ófila Martínez 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Ignacio Landaluce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urelio Romero 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licidad Rodríguez 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fonso Candón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nuel Chaves 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men Sánchez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rancisco González</text:p>
          </table:table-cell>
          <table:table-cell office:value-type="string">
            <text:p>Cádi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rico Cabello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Rafael Merino </text:p>
          </table:table-cell>
          <table:table-cell office:value-type="string">
            <text:p>Córdoba</text:p>
          </table:table-cell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Fernando López-Amor</text:p>
          </table:table-cell>
          <table:table-cell office:value-type="string">
            <text:p>Córdob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sa Aguilar 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 Hurtado </text:p>
          </table:table-cell>
          <table:table-cell office:value-type="string">
            <text:p>Córdoba</text:p>
          </table:table-cell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MªAngelina Costa</text:p>
          </table:table-cell>
          <table:table-cell office:value-type="string">
            <text:p>Córdob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cepción <text:s/>Santa Ana 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blo García 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ugenio Nasarre </text:p>
          </table:table-cell>
          <table:table-cell office:value-type="string">
            <text:p>Grana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Miguel Castillo <text:s text:c="2"/>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nrique Margalef 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ªPilar Mínguez 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Quirante <text:s text:c="2"/></text:p>
          </table:table-cell>
          <table:table-cell office:value-type="string">
            <text:p>Granad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átima Báñez 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an Carlos Lagares 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melo Romero <text:s text:c="2"/>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avier Barrero 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ªJosé Rodríguez <text:s/></text:p>
          </table:table-cell>
          <table:table-cell office:value-type="string">
            <text:p>Huelv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vira Rodríguez 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bino Rodríguez 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uel Sánchez <text:s text:c="2"/>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oncepción Gutiérrez 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aspar Zarrías 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lipe Sicilia <text:s text:c="2"/></text:p>
          </table:table-cell>
          <table:table-cell office:value-type="string">
            <text:p>Jaé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lia Villalobos </text:p>
          </table:table-cell>
          <table:table-cell office:value-type="string">
            <text:p>Mála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Manuel Moreno </text:p>
          </table:table-cell>
          <table:table-cell office:value-type="string">
            <text:p>Mála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garita <text:s/>Carmen <text:s/>Cid </text:p>
          </table:table-cell>
          <table:table-cell office:value-type="string">
            <text:p>Málag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olina España 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Ángel Luis González 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an Villanova <text:s text:c="2"/>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Trinidad Jiménez 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iguel Ángel Heredia 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Andrés Torres Mora <text:s/></text:p>
          </table:table-cell>
          <table:table-cell office:value-type="string">
            <text:p>Málag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lberto Garzón <text:s/></text:p>
          </table:table-cell>
          <table:table-cell office:value-type="string">
            <text:p>Málag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fonso Guerra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Antonio Viera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Soledad Cabezón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ía José Vázquez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tonio Pradas e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sabel Pozuelo <text:s text:c="2"/>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ristóbal Montoro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icardo Tarno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María Eugenia Romero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an Manuel Albena </text:p>
          </table:table-cell>
          <table:table-cell office:value-type="string">
            <text:p>Sevill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ilvia Heredia <text:s/></text:p>
          </table:table-cell>
          <table:table-cell office:value-type="string">
            <text:p>Sevilla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<text:s/>José Luis Centella <text:s/></text:p>
          </table:table-cell>
          <table:table-cell office:value-type="string">
            <text:p>Sevil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lanca Puyuelo</text:p>
          </table:table-cell>
          <table:table-cell office:value-type="string">
            <text:p>Hues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<text:s/>Manuel Mora </text:p>
          </table:table-cell>
          <table:table-cell office:value-type="string">
            <text:p>Hues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íctor Morlán </text:p>
          </table:table-cell>
          <table:table-cell office:value-type="string">
            <text:p>Hues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los Enrique Muñoz </text:p>
          </table:table-cell>
          <table:table-cell office:value-type="string">
            <text:p>Terue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tiago Lanzuela <text:s text:c="2"/></text:p>
          </table:table-cell>
          <table:table-cell office:value-type="string">
            <text:p>Terue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Vicente Guillén <text:s text:c="2"/></text:p>
          </table:table-cell>
          <table:table-cell office:value-type="string">
            <text:p>Teruel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loSuárez Lamata</text:p>
          </table:table-cell>
          <table:table-cell office:value-type="string">
            <text:p>Zaragoz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s/>Baudilio Tomé </text:p>
          </table:table-cell>
          <table:table-cell office:value-type="string">
            <text:p>Zarago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ón Moreno Bustos</text:p>
          </table:table-cell>
          <table:table-cell office:value-type="string">
            <text:p>Zaragoz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ilar Cortés <text:s/></text:p>
          </table:table-cell>
          <table:table-cell office:value-type="string">
            <text:p>Zaragoz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ilar Alegrí </text:p>
          </table:table-cell>
          <table:table-cell office:value-type="string">
            <text:p>Zaragoz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usana Sumelzo <text:s text:c="2"/></text:p>
          </table:table-cell>
          <table:table-cell office:value-type="string">
            <text:p>Zaragoza</text:p>
          </table:table-cell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Chesúsuste Cabello</text:p>
          </table:table-cell>
          <table:table-cell office:value-type="string">
            <text:p>Zaragoz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es Fernánz 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Ovidio Sánchez 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ª Carmen Rodríguez <text:s text:c="2"/>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tonio Trevín 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ª Luisa Carcedo 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Virtus Monteserín <text:s text:c="2"/></text:p>
          </table:table-cell>
          <table:table-cell office:value-type="string">
            <text:p>Asturias</text:p>
          </table:table-cell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Enrique Álvarez</text:p>
          </table:table-cell>
          <table:table-cell office:value-type="string">
            <text:p>Asturias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Gaspar Llamazares <text:s/></text:p>
          </table:table-cell>
          <table:table-cell office:value-type="string">
            <text:p>Asturi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qel Ramis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nrique Fajarnés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an Carlos Grau </text:p>
          </table:table-cell>
          <table:table-cell office:value-type="string">
            <text:p>Balear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sabel Borrego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iola Ares <text:s/></text:p>
          </table:table-cell>
          <table:table-cell office:value-type="string">
            <text:p>Balear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ablo Martín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ofía Hernanz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uillem García </text:p>
          </table:table-cell>
          <table:table-cell office:value-type="string">
            <text:p>Balear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Manuel Soria </text:p>
          </table:table-cell>
          <table:table-cell office:value-type="string">
            <text:p>Las Palm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til Asiain </text:p>
          </table:table-cell>
          <table:table-cell office:value-type="string">
            <text:p>Las Palm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illermo Mariscal </text:p>
          </table:table-cell>
          <table:table-cell office:value-type="string">
            <text:p>Las Palm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elia Alberto </text:p>
          </table:table-cell>
          <table:table-cell office:value-type="string">
            <text:p>Las Palma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cisco Domingo Cabrera <text:s text:c="2"/></text:p>
          </table:table-cell>
          <table:table-cell office:value-type="string">
            <text:p>Las Palm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ebastián Franquis </text:p>
          </table:table-cell>
          <table:table-cell office:value-type="string">
            <text:p>Las Palma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lar Gran <text:s text:c="2"/></text:p>
          </table:table-cell>
          <table:table-cell office:value-type="string">
            <text:p>Las Palmas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Pedro Quevedo <text:s/>CC-NC</text:p>
          </table:table-cell>
          <table:table-cell office:value-type="string">
            <text:p>Las Palma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ablo Matos 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gueda Fumero 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rnesto Aguiar 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nuel Torres <text:s text:c="2"/>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Segura 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atricia Hernánz <text:s/></text:p>
          </table:table-cell>
          <table:table-cell office:value-type="string">
            <text:p>Tenerife</text:p>
          </table:table-cell>
        </table:table-row>
        <table:table-row table:style-name="ro1">
          <table:table-cell office:value-type="float" office:value="14">
            <text:p>14</text:p>
          </table:table-cell>
          <table:table-cell office:value-type="string">
            <text:p>Ana Oramas CC </text:p>
          </table:table-cell>
          <table:table-cell office:value-type="string">
            <text:p>Tenerif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a Madrazo </text:p>
          </table:table-cell>
          <table:table-cell office:value-type="string">
            <text:p>Cantabr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Mª Lassalle </text:p>
          </table:table-cell>
          <table:table-cell office:value-type="string">
            <text:p>Cantabr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ªJesús Susinos </text:p>
          </table:table-cell>
          <table:table-cell office:value-type="string">
            <text:p>Cantabr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Mª Alonso <text:s text:c="2"/></text:p>
          </table:table-cell>
          <table:table-cell office:value-type="string">
            <text:p>Cantabr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ª <text:s/>Puerto Gallego </text:p>
          </table:table-cell>
          <table:table-cell office:value-type="string">
            <text:p>Cantabr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avillas Falcón </text:p>
          </table:table-cell>
          <table:table-cell office:value-type="string">
            <text:p>Albace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Álvaro Nadal </text:p>
          </table:table-cell>
          <table:table-cell office:value-type="string">
            <text:p>Albace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rancisco Molinero <text:s text:c="2"/></text:p>
          </table:table-cell>
          <table:table-cell office:value-type="string">
            <text:p>Albacet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nuel González <text:s/></text:p>
          </table:table-cell>
          <table:table-cell office:value-type="string">
            <text:p>Albace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sa Romero </text:p>
          </table:table-cell>
          <table:table-cell office:value-type="string">
            <text:p>dad Re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men Quintanilla </text:p>
          </table:table-cell>
          <table:table-cell office:value-type="string">
            <text:p>dad Re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A Martín-Toledano <text:s text:c="2"/></text:p>
          </table:table-cell>
          <table:table-cell office:value-type="string">
            <text:p>dad Re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é Mª Barreda e </text:p>
          </table:table-cell>
          <table:table-cell office:value-type="string">
            <text:p>dad Real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sabel Rodríguez <text:s/></text:p>
          </table:table-cell>
          <table:table-cell office:value-type="string">
            <text:p>dad Real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ªJesús Bonilla </text:p>
          </table:table-cell>
          <table:table-cell office:value-type="string">
            <text:p>Cue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Mª Benito <text:s/></text:p>
          </table:table-cell>
          <table:table-cell office:value-type="string">
            <text:p>Cuen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 Sahuquillo <text:s text:c="2"/></text:p>
          </table:table-cell>
          <table:table-cell office:value-type="string">
            <text:p>Cue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onio Román </text:p>
          </table:table-cell>
          <table:table-cell office:value-type="string">
            <text:p>Guadalaj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món Aguirre <text:s text:c="2"/></text:p>
          </table:table-cell>
          <table:table-cell office:value-type="string">
            <text:p>Guadalaja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gdalena Valerio <text:s text:c="2"/></text:p>
          </table:table-cell>
          <table:table-cell office:value-type="string">
            <text:p>Guadalaja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turo García Tizón 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ustín Con 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cisco Vañó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ocío López <text:s text:c="2"/>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lejandro Alonso 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adalupe Martín González <text:s/></text:p>
          </table:table-cell>
          <table:table-cell office:value-type="string">
            <text:p>Toled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ebastián González </text:p>
          </table:table-cell>
          <table:table-cell office:value-type="string">
            <text:p>Ávi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blo Casado <text:s/></text:p>
          </table:table-cell>
          <table:table-cell office:value-type="string">
            <text:p>Ávil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edro Muñoz <text:s/></text:p>
          </table:table-cell>
          <table:table-cell office:value-type="string">
            <text:p>Ávil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Carlos Aparicio </text:p>
          </table:table-cell>
          <table:table-cell office:value-type="string">
            <text:p>Burg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dra Moneo </text:p>
          </table:table-cell>
          <table:table-cell office:value-type="string">
            <text:p>Burg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ema Con <text:s/></text:p>
          </table:table-cell>
          <table:table-cell office:value-type="string">
            <text:p>Burgo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uis Tudanca <text:s/></text:p>
          </table:table-cell>
          <table:table-cell office:value-type="string">
            <text:p>Burgo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fredo Prada </text:p>
          </table:table-cell>
          <table:table-cell office:value-type="string">
            <text:p>Le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duardo Fernánz </text:p>
          </table:table-cell>
          <table:table-cell office:value-type="string">
            <text:p>Le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ªAranzazu Miguélez <text:s text:c="2"/></text:p>
          </table:table-cell>
          <table:table-cell office:value-type="string">
            <text:p>Le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é Antonio Alonso </text:p>
          </table:table-cell>
          <table:table-cell office:value-type="string">
            <text:p>Le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Helena Castellano <text:s/></text:p>
          </table:table-cell>
          <table:table-cell office:value-type="string">
            <text:p>Le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nacio Cosidó </text:p>
          </table:table-cell>
          <table:table-cell office:value-type="string">
            <text:p>P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ía Jesús Celinda <text:s text:c="2"/></text:p>
          </table:table-cell>
          <table:table-cell office:value-type="string">
            <text:p>Palenc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lio Villarrubia <text:s/></text:p>
          </table:table-cell>
          <table:table-cell office:value-type="string">
            <text:p>P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onzalo Robles </text:p>
          </table:table-cell>
          <table:table-cell office:value-type="string">
            <text:p>Salama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Antonio Bermúz <text:s/>Castro </text:p>
          </table:table-cell>
          <table:table-cell office:value-type="string">
            <text:p>Salama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ía Jesús Moro <text:s text:c="2"/></text:p>
          </table:table-cell>
          <table:table-cell office:value-type="string">
            <text:p>Salamanc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esús Calra <text:s/></text:p>
          </table:table-cell>
          <table:table-cell office:value-type="string">
            <text:p>Salamanc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atriz Escuro </text:p>
          </table:table-cell>
          <table:table-cell office:value-type="string">
            <text:p>Segov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edro Ramón Gómez <text:s/>la Serna <text:s text:c="2"/></text:p>
          </table:table-cell>
          <table:table-cell office:value-type="string">
            <text:p>Segov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Luis Gordo <text:s/></text:p>
          </table:table-cell>
          <table:table-cell office:value-type="string">
            <text:p>Segov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esús Posada <text:s/></text:p>
          </table:table-cell>
          <table:table-cell office:value-type="string">
            <text:p>Sor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élix Lavilla </text:p>
          </table:table-cell>
          <table:table-cell office:value-type="string">
            <text:p>Sor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guel Ángel Cortés </text:p>
          </table:table-cell>
          <table:table-cell office:value-type="string">
            <text:p>Valladol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omás Burgos </text:p>
          </table:table-cell>
          <table:table-cell office:value-type="string">
            <text:p>Valladol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renales Serrano <text:s text:c="2"/></text:p>
          </table:table-cell>
          <table:table-cell office:value-type="string">
            <text:p>Vallado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oraya Rodríguez </text:p>
          </table:table-cell>
          <table:table-cell office:value-type="string">
            <text:p>Valladol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ario Bera <text:s/></text:p>
          </table:table-cell>
          <table:table-cell office:value-type="string">
            <text:p>Valladol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onio Vázquez </text:p>
          </table:table-cell>
          <table:table-cell office:value-type="string">
            <text:p>Zamo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Víctor Calvo Sotelo <text:s text:c="2"/></text:p>
          </table:table-cell>
          <table:table-cell office:value-type="string">
            <text:p>Zamo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tonio Camacho <text:s/></text:p>
          </table:table-cell>
          <table:table-cell office:value-type="string">
            <text:p>Zamor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arme Chacón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Daniel Fernánz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an Rangel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sperança Esteve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é Zaragoza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sabel López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bert Soler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erichel Batet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omán Ruiz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uan Carlos Corcuera <text:s text:c="2"/>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sep Antoni Duran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Pere Macias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e Pigém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les Campuzano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Inmaculada Riera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Josep Sánchez Llibre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Antoni Picó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Lours ró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Fel-Joan Guillaumes <text:s text:c="2"/>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rge Fernánz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rge Moragas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ªÁngeles Esteller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Luis Ayllón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lores Montserrat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onio Gallego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aniel Serrano <text:s text:c="2"/>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oan Coscubiela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Laia Ortiz </text:p>
          </table:table-cell>
          <table:table-cell office:value-type="string">
            <text:p>Barcelona</text:p>
          </table:table-cell>
        </table:table-row>
        <table:table-row table:style-name="ro2">
          <table:table-cell office:value-type="float" office:value="11">
            <text:p>11</text:p>
          </table:table-cell>
          <table:table-cell office:value-type="string">
            <text:p>Joan Josep Nuet <text:s text:c="2"/>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Alfred Bosch 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Joan Tardá <text:s text:c="2"/></text:p>
          </table:table-cell>
          <table:table-cell office:value-type="string">
            <text:p>Barcel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rdi Xuclá 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ontserrat Surroca 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Carles Pàramo <text:s text:c="2"/>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Álex Sàez <text:s text:c="2"/>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p Enric Millo <text:s text:c="2"/>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10">
            <text:p>10</text:p>
          </table:table-cell>
          <table:table-cell office:value-type="string">
            <text:p>Teresa Jordà <text:s/></text:p>
          </table:table-cell>
          <table:table-cell office:value-type="string">
            <text:p>Geron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onxita Tarruella </text:p>
          </table:table-cell>
          <table:table-cell office:value-type="string">
            <text:p>Lérida</text:p>
          </table:table-cell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Mar Solsona <text:s text:c="2"/></text:p>
          </table:table-cell>
          <table:table-cell office:value-type="string">
            <text:p>Lérid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Teresa Cunillera <text:s text:c="2"/></text:p>
          </table:table-cell>
          <table:table-cell office:value-type="string">
            <text:p>Lér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Ignacio Llorens <text:s/></text:p>
          </table:table-cell>
          <table:table-cell office:value-type="string">
            <text:p>Lérid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cesc Vallès </text:p>
          </table:table-cell>
          <table:table-cell office:value-type="string">
            <text:p>Tarragona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oan Ruiz</text:p>
          </table:table-cell>
          <table:table-cell office:value-type="string">
            <text:p>Tarrag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Jordi Jané </text:p>
          </table:table-cell>
          <table:table-cell office:value-type="string">
            <text:p>Tarragona</text:p>
          </table:table-cell>
        </table:table-row>
        <table:table-row table:style-name="ro1">
          <table:table-cell office:value-type="float" office:value="6">
            <text:p>6</text:p>
          </table:table-cell>
          <table:table-cell office:value-type="string">
            <text:p>Martí Barberá <text:s text:c="2"/></text:p>
          </table:table-cell>
          <table:table-cell office:value-type="string">
            <text:p>Tarragon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jandro Fernánz </text:p>
          </table:table-cell>
          <table:table-cell office:value-type="string">
            <text:p>Tarrag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uan Bartomeu <text:s/></text:p>
          </table:table-cell>
          <table:table-cell office:value-type="string">
            <text:p>Tarragon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resa Angulo </text:p>
          </table:table-cell>
          <table:table-cell office:value-type="string">
            <text:p>Badajo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ejandro Ramírez </text:p>
          </table:table-cell>
          <table:table-cell office:value-type="string">
            <text:p>Badajo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ibiano Serrano </text:p>
          </table:table-cell>
          <table:table-cell office:value-type="string">
            <text:p>Badajoz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rmán López <text:s text:c="2"/></text:p>
          </table:table-cell>
          <table:table-cell office:value-type="string">
            <text:p>Badajo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Soledad Pérez </text:p>
          </table:table-cell>
          <table:table-cell office:value-type="string">
            <text:p>Badajoz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Ignacio Sánchez <text:s/></text:p>
          </table:table-cell>
          <table:table-cell office:value-type="string">
            <text:p>Badajoz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arlos Floriano </text:p>
          </table:table-cell>
          <table:table-cell office:value-type="string">
            <text:p>Cáceres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Rafael Rodríguez-Ponga <text:s/></text:p>
          </table:table-cell>
          <table:table-cell office:value-type="string">
            <text:p>Cácer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<text:s/>Leire Iglesias </text:p>
          </table:table-cell>
          <table:table-cell office:value-type="string">
            <text:p>Cáceres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ilar Lucio <text:s/></text:p>
          </table:table-cell>
          <table:table-cell office:value-type="string">
            <text:p>Cáceres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tonio Erias </text:p>
          </table:table-cell>
          <table:table-cell office:value-type="string">
            <text:p>La Coruñ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ta González </text:p>
          </table:table-cell>
          <table:table-cell office:value-type="string">
            <text:p>La Coruñ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senio Fernánz </text:p>
          </table:table-cell>
          <table:table-cell office:value-type="string">
            <text:p>La Coruñ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ristana Moraleja </text:p>
          </table:table-cell>
          <table:table-cell office:value-type="string">
            <text:p>La Coruñ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<text:s/>Dios Ruano <text:s text:c="2"/></text:p>
          </table:table-cell>
          <table:table-cell office:value-type="string">
            <text:p>La Coruñ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Francisco Caamaño </text:p>
          </table:table-cell>
          <table:table-cell office:value-type="string">
            <text:p>La Coruñ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Miguel Ángel Cortizo <text:s text:c="2"/></text:p>
          </table:table-cell>
          <table:table-cell office:value-type="string">
            <text:p>La Coruñ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Francisco Xesús Jorquera <text:s/></text:p>
          </table:table-cell>
          <table:table-cell office:value-type="string">
            <text:p>La Coruñ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aquín García 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aime Eduardo <text:s/>Olano 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ªOlga Iglesias <text:s text:c="2"/>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é Blanco <text:s/></text:p>
          </table:table-cell>
          <table:table-cell office:value-type="string">
            <text:p>Lug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a Pastor 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rene Garrido 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Paz lago 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Telmo Martín <text:s text:c="2"/>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mela Silvia 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Guillermo Antonio Meijón <text:s text:c="2"/>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string">
            <text:p>Olaia Fernánz Davila <text:s/></text:p>
          </table:table-cell>
          <table:table-cell office:value-type="string">
            <text:p>Ponteved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elso gado </text:p>
          </table:table-cell>
          <table:table-cell office:value-type="string">
            <text:p>Oren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Guillermo Collarte </text:p>
          </table:table-cell>
          <table:table-cell office:value-type="string">
            <text:p>Orens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a Belén Vázquez <text:s text:c="2"/></text:p>
          </table:table-cell>
          <table:table-cell office:value-type="string">
            <text:p>Orense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Laura Seara <text:s text:c="2"/></text:p>
          </table:table-cell>
          <table:table-cell office:value-type="string">
            <text:p>Orens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ariano Rajo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oraya Sáenz <text:s/>Santamaría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a Mato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berto Ruiz Gallardón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iguel Arias Cañete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ntiago Cvera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Carlos Ver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gnacio Astarlo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atriz Rodríguez Salmones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yetana Alvarez <text:s/>Toledo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ófilo <text:s/>Luis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Teresa <text:s/>Lar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los Aragonés Eva Duran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abriel Elorriag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armen Alvarez Arenas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o Mingo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lén Bajo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lfonso <text:s/>Senillosa <text:s text:c="2"/>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lfredo Pérez Rubalcab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lena Valenciano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<text:s/>Valeriano Gómez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ristina Narbona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Rafael Simancas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Antonio Hernando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ia Blanco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sé Enrique Serrano </text:p>
          </table:table-cell>
          <table:table-cell office:value-type="string">
            <text:p>Madrid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Diego López Garrido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Angeles Álvarez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Rosa Díez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Carlos Martínez Gorriarán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Alvaro Anchuelo e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Irene Lozano <text:s text:c="2"/>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yo Lara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censión <text:s/>las Heras 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aridad García Baena <text:s/></text:p>
          </table:table-cell>
          <table:table-cell office:value-type="string">
            <text:p>Madrid</text:p>
          </table:table-cell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Carlos Salvador - </text:p>
          </table:table-cell>
          <table:table-cell office:value-type="string">
            <text:p>Navar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e Cruz Pérez Lapazarán <text:s/></text:p>
          </table:table-cell>
          <table:table-cell office:value-type="string">
            <text:p>Navarr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Sabino Cuadra Amar </text:p>
          </table:table-cell>
          <table:table-cell office:value-type="string">
            <text:p>Navarr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uan Moscoso <text:s/></text:p>
          </table:table-cell>
          <table:table-cell office:value-type="string">
            <text:p>Navarra</text:p>
          </table:table-cell>
        </table:table-row>
        <table:table-row table:style-name="ro1">
          <table:table-cell office:value-type="float" office:value="22">
            <text:p>22</text:p>
          </table:table-cell>
          <table:table-cell office:value-type="string">
            <text:p>Uxue Barkos <text:s/></text:p>
          </table:table-cell>
          <table:table-cell office:value-type="string">
            <text:p>Navarr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fonso Alonso <text:s text:c="2"/></text:p>
          </table:table-cell>
          <table:table-cell office:value-type="string">
            <text:p>Álav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Ramón Jáuregui <text:s/></text:p>
          </table:table-cell>
          <table:table-cell office:value-type="string">
            <text:p>Álav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<text:s/>Iker Urbina <text:s/>Amar </text:p>
          </table:table-cell>
          <table:table-cell office:value-type="string">
            <text:p>Álav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Emilio Olabarría <text:s/></text:p>
          </table:table-cell>
          <table:table-cell office:value-type="string">
            <text:p>Álav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Maite Ariztegui 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Rafa Larreina 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Xabier Miqel Errekondo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rantza Tapia <text:s text:c="2"/>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Odón Elorza <text:s text:c="2"/>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osé Eugenio Azpiroz <text:s/></text:p>
          </table:table-cell>
          <table:table-cell office:value-type="string">
            <text:p>Guipúzco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Josu Erkoreka 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Aitor Esteban 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Pedro Azpiazu <text:s text:c="2"/>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Eduardo Madina 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Txiki Benegas <text:s text:c="2"/>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Iñaki Antigüedad 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string">
            <text:p>Jon Iñarritu <text:s/>Amar</text:p>
          </table:table-cell>
          <table:table-cell office:value-type="string">
            <text:p>Vizcay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Leopoldo Barreda <text:s/></text:p>
          </table:table-cell>
          <table:table-cell office:value-type="string">
            <text:p>Vizcay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Pilar Barreiro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cente Martínez Pujalte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ndrés Ayala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aime García Legaz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scensión Carreño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Lours Ménz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Arsenio Pacheco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Dolores Bolarín <text:s text:c="2"/>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María González 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Pedro Saura <text:s text:c="2"/></text:p>
          </table:table-cell>
          <table:table-cell office:value-type="string">
            <text:p>Mur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Conrado Escobar </text:p>
          </table:table-cell>
          <table:table-cell office:value-type="string">
            <text:p>La Rio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cha Bravo </text:p>
          </table:table-cell>
          <table:table-cell office:value-type="string">
            <text:p>La Rioj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an Antonio Abad <text:s text:c="2"/></text:p>
          </table:table-cell>
          <table:table-cell office:value-type="string">
            <text:p>La Rioj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ésar Luena <text:s text:c="2"/></text:p>
          </table:table-cell>
          <table:table-cell office:value-type="string">
            <text:p>La Rioj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Ferico Trillo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Gerardo Camps </text:p>
          </table:table-cell>
          <table:table-cell office:value-type="string">
            <text:p>Alica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carena Montesinos </text:p>
          </table:table-cell>
          <table:table-cell office:value-type="string">
            <text:p>Alica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io Flores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Miriam Blasco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antiago Martínez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José López </text:p>
          </table:table-cell>
          <table:table-cell office:value-type="string">
            <text:p>Alica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mparo Ferrando <text:s text:c="2"/>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Leire Pajín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Ferico Buyolo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Gabriel Echávarri </text:p>
          </table:table-cell>
          <table:table-cell office:value-type="string">
            <text:p>Alicante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Erick Campos <text:s/></text:p>
          </table:table-cell>
          <table:table-cell office:value-type="string">
            <text:p>Alicante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nuel Cervera </text:p>
          </table:table-cell>
          <table:table-cell office:value-type="string">
            <text:p>Castell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drea Fabra </text:p>
          </table:table-cell>
          <table:table-cell office:value-type="string">
            <text:p>Castellón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ªAscensión Figueres <text:s text:c="2"/></text:p>
          </table:table-cell>
          <table:table-cell office:value-type="string">
            <text:p>Castell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Joaquín Francisco Puig</text:p>
          </table:table-cell>
          <table:table-cell office:value-type="string">
            <text:p>Castellón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Susana Ros <text:s/></text:p>
          </table:table-cell>
          <table:table-cell office:value-type="string">
            <text:p>Castellón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Esteban González Pons 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Belén Juste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nacio Gil Lázaro 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Marta Torrado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Rubén Moreno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Belén Hoyo Juliá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Ignacio Uriarte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Vicente Ferrer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Susana Camarero <text:s text:c="2"/>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Inmaculada Rodríguez Piñero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Ciprià Císcar </text:p>
          </table:table-cell>
          <table:table-cell office:value-type="string">
            <text:p>Valencia</text:p>
          </table:table-cell>
        </table:table-row>
        <table:table-row table:style-name="ro2">
          <table:table-cell office:value-type="float" office:value="2">
            <text:p>2</text:p>
          </table:table-cell>
          <table:table-cell office:value-type="string">
            <text:p>José Luis Ábalos 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Carmen Montón <text:s text:c="2"/>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18">
            <text:p>18</text:p>
          </table:table-cell>
          <table:table-cell office:value-type="string">
            <text:p>Joan Baldoví <text:s/>Compromís 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20">
            <text:p>20</text:p>
          </table:table-cell>
          <table:table-cell office:value-type="string">
            <text:p>Ricardo Sixto <text:s/>EUPV-EV 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4">
            <text:p>4</text:p>
          </table:table-cell>
          <table:table-cell office:value-type="string">
            <text:p>Toni Cantó <text:s/></text:p>
          </table:table-cell>
          <table:table-cell office:value-type="string">
            <text:p>Valenci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rancisco Márquez </text:p>
          </table:table-cell>
          <table:table-cell office:value-type="string">
            <text:p>Ceuta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ntonio Gutiérrez Molina </text:p>
          </table:table-cell>
          <table:table-cell office:value-type="string">
            <text:p>Melilla</text:p>
          </table:table-cell>
        </table:table-row>
        <table:table-row table:style-name="ro1">
          <table:table-cell table:number-columns-repeated="3"/>
        </table:table-row>
      </table:table>
      <table:table table:name="ORGANOS" table:style-name="ta1">
        <table:table-column table:style-name="co1" table:number-columns-repeated="4" table:default-cell-style-name="Default"/>
        <table:table-row table:style-name="ro2">
          <table:table-cell office:value-type="string">
            <text:p>IdPartido</text:p>
          </table:table-cell>
          <table:table-cell office:value-type="string">
            <text:p>organo</text:p>
          </table:table-cell>
          <table:table-cell office:value-type="string">
            <text:p>%organo</text:p>
          </table:table-cell>
          <table:table-cell office:value-type="string">
            <text:p>numero</text:p>
          </table:table-cell>
        </table:table-row>
        <table:table-row table:style-name="ro2">
          <table:table-cell/>
          <table:table-cell office:value-type="string">
            <text:p>Plen</text:p>
          </table:table-cell>
          <table:table-cell table:number-columns-repeated="2"/>
        </table:table-row>
      </table:table>
      <table:table table:name="COMISIONES" table:style-name="ta1">
        <table:table-column table:style-name="co1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default-cell-style-name="Default"/>
        <table:table-row table:style-name="ro1">
          <table:table-cell office:value-type="string">
            <text:p>idGrupo</text:p>
          </table:table-cell>
          <table:table-cell office:value-type="string">
            <text:p>nombre</text:p>
          </table:table-cell>
          <table:table-cell office:value-type="string">
            <text:p>presidente</text:p>
          </table:table-cell>
          <table:table-cell office:value-type="string">
            <text:p>tipo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nstitucional</text:p>
          </table:table-cell>
          <table:table-cell office:value-type="string">
            <text:p>Arturo García-Tizón López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Asuntos Exteriores</text:p>
          </table:table-cell>
          <table:table-cell office:value-type="string">
            <text:p>Josep Antoni Duran i Lleida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Justicia</text:p>
          </table:table-cell>
          <table:table-cell office:value-type="string">
            <text:p>Alfredo Prada Presa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terior</text:p>
          </table:table-cell>
          <table:table-cell office:value-type="string">
            <text:p>Juan Carlos Aparicio Pérez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Defensa</text:p>
          </table:table-cell>
          <table:table-cell office:value-type="string">
            <text:p>Agustín Conde Bajén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conomía y Competitividad</text:p>
          </table:table-cell>
          <table:table-cell office:value-type="string">
            <text:p>María Elvira Rodríguez Herrer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Hacienda y Administraciones Públicas</text:p>
          </table:table-cell>
          <table:table-cell office:value-type="string">
            <text:p>Gabriel Elorriaga Pisarik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2">
            <text:p>2</text:p>
          </table:table-cell>
          <table:table-cell office:value-type="string">
            <text:p>Presupuestos</text:p>
          </table:table-cell>
          <table:table-cell office:value-type="string">
            <text:p>Alfonso Guerra González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Fomento</text:p>
          </table:table-cell>
          <table:table-cell office:value-type="string">
            <text:p>Celso Luis Delgado Arce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ducación y Deporte</text:p>
          </table:table-cell>
          <table:table-cell office:value-type="string">
            <text:p>Miquel Ramis Socias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Empleo y Seguridad Social</text:p>
          </table:table-cell>
          <table:table-cell office:value-type="string">
            <text:p>José Eugenio Azpiroz Villar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ndustria Energía y Turismo</text:p>
          </table:table-cell>
          <table:table-cell office:value-type="string">
            <text:p>Pablo Matos Mascareño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gricultura Alimentación y Medio Ambiente</text:p>
          </table:table-cell>
          <table:table-cell office:value-type="string">
            <text:p>José Ignacio Llorens Torres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Sanidad y Servicios Sociales</text:p>
          </table:table-cell>
          <table:table-cell office:value-type="string">
            <text:p>Mario Mingo Zapatero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ooperación Internacional para el Desarrollo</text:p>
          </table:table-cell>
          <table:table-cell office:value-type="string">
            <text:p>Carlos Aragonés Mendiguchía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ultura</text:p>
          </table:table-cell>
          <table:table-cell office:value-type="string">
            <text:p>Juan Manuel Albendea Pabón </text:p>
          </table:table-cell>
          <table:table-cell office:value-type="string">
            <text:p>P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Igualdad</text:p>
          </table:table-cell>
          <table:table-cell office:value-type="string">
            <text:p>María del Carmen Quintanilla Barba </text:p>
          </table:table-cell>
          <table:table-cell office:value-type="string">
            <text:p>P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3-08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eo </meta:initial-creator>
    <meta:creation-date>2013-03-07T13:45:20</meta:creation-date>
    <dc:date>2013-03-08T11:07:07</dc:date>
    <dc:creator>Leo </dc:creator>
    <meta:editing-duration>PT3H16M15S</meta:editing-duration>
    <meta:editing-cycles>8</meta:editing-cycles>
    <meta:generator>LibreOffice/3.5$Linux_X86_64 LibreOffice_project/350m1$Build-2</meta:generator>
    <meta:document-statistic meta:table-count="6" meta:cell-count="1332" meta:object-count="0"/>
  </office:meta>
</office:document-meta>
</file>